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line-height="115%"/>
      <style:text-properties officeooo:rsid="001d89be" officeooo:paragraph-rsid="001d89be"/>
    </style:style>
    <style:style style:name="P2" style:family="paragraph" style:parent-style-name="Standard">
      <style:paragraph-properties fo:line-height="115%" fo:break-before="page"/>
      <style:text-properties officeooo:rsid="001d89be" officeooo:paragraph-rsid="001d89be"/>
    </style:style>
    <style:style style:name="P3" style:family="paragraph" style:parent-style-name="Standard">
      <style:paragraph-properties fo:line-height="115%" fo:text-align="center" style:justify-single-word="false"/>
      <style:text-properties officeooo:rsid="001d89be" officeooo:paragraph-rsid="001d89be"/>
    </style:style>
    <style:style style:name="P4" style:family="paragraph" style:parent-style-name="Standard">
      <style:paragraph-properties fo:line-height="115%"/>
      <style:text-properties officeooo:rsid="001d89be" officeooo:paragraph-rsid="0028be89"/>
    </style:style>
    <style:style style:name="P5" style:family="paragraph" style:parent-style-name="Standard">
      <style:paragraph-properties fo:line-height="115%"/>
      <style:text-properties officeooo:rsid="001d89be" officeooo:paragraph-rsid="002491fe"/>
    </style:style>
    <style:style style:name="P6" style:family="paragraph" style:parent-style-name="Standard">
      <style:paragraph-properties fo:line-height="115%"/>
      <style:text-properties officeooo:rsid="001dad9e" officeooo:paragraph-rsid="001dad9e"/>
    </style:style>
    <style:style style:name="P7" style:family="paragraph" style:parent-style-name="Standard">
      <style:paragraph-properties fo:line-height="115%"/>
      <style:text-properties officeooo:rsid="001dad9e" officeooo:paragraph-rsid="002d47dc"/>
    </style:style>
    <style:style style:name="P8" style:family="paragraph" style:parent-style-name="Standard">
      <style:paragraph-properties fo:line-height="115%" fo:text-align="center" style:justify-single-word="false"/>
      <style:text-properties officeooo:rsid="002287c0" officeooo:paragraph-rsid="002287c0"/>
    </style:style>
    <style:style style:name="P9" style:family="paragraph" style:parent-style-name="Standard">
      <style:paragraph-properties fo:line-height="115%" fo:text-align="center" style:justify-single-word="false"/>
      <style:text-properties fo:font-size="16pt" fo:font-weight="bold" officeooo:rsid="001d89be" officeooo:paragraph-rsid="001d89be" style:font-size-asian="16pt" style:font-weight-asian="bold" style:font-size-complex="16pt" style:font-weight-complex="bold"/>
    </style:style>
    <style:style style:name="P10" style:family="paragraph" style:parent-style-name="Standard">
      <style:paragraph-properties fo:line-height="115%"/>
      <style:text-properties fo:font-style="italic" officeooo:rsid="0020d7ab" officeooo:paragraph-rsid="0020d7ab" style:font-style-asian="italic" style:font-style-complex="italic"/>
    </style:style>
    <style:style style:name="P11" style:family="paragraph" style:parent-style-name="Standard">
      <style:paragraph-properties fo:line-height="115%" fo:break-before="page"/>
      <style:text-properties fo:font-style="italic" officeooo:rsid="001d89be" officeooo:paragraph-rsid="002c3a9e" style:font-style-asian="italic" style:font-style-complex="italic"/>
    </style:style>
    <style:style style:name="P12" style:family="paragraph" style:parent-style-name="Standard">
      <style:paragraph-properties fo:line-height="115%"/>
      <style:text-properties fo:font-style="italic" officeooo:rsid="001d89be" officeooo:paragraph-rsid="002c3a9e" style:font-style-asian="italic" style:font-style-complex="italic"/>
    </style:style>
    <style:style style:name="P13" style:family="paragraph" style:parent-style-name="Standard">
      <style:paragraph-properties fo:line-height="115%"/>
      <style:text-properties officeooo:rsid="002fde23" officeooo:paragraph-rsid="002fde23"/>
    </style:style>
    <style:style style:name="T1" style:family="text">
      <style:text-properties officeooo:rsid="002287c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c3a9e" style:font-weight-asian="bold"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331e6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3"/>
      <text:p text:style-name="P9">Enhancing Telecommunications Network Design: Synergies of Multi-Agent AI Pathfinding and Reinforcement Learning</text:p>
      <text:p text:style-name="P3"/>
      <text:p text:style-name="P3"/>
      <text:p text:style-name="P3">Artificial <text:span text:style-name="T1">I</text:span>ntelligence <text:span text:style-name="T1">C</text:span>oursework</text:p>
      <text:p text:style-name="P1"/>
      <text:p text:style-name="P1"/>
      <text:p text:style-name="P1"/>
      <text:p text:style-name="P1"/>
      <text:p text:style-name="P1"/>
      <text:p text:style-name="P1"/>
      <text:p text:style-name="P1"/>
      <text:p text:style-name="P1"/>
      <text:p text:style-name="P1"/>
      <text:p text:style-name="P8">Ally Park</text:p>
      <text:p text:style-name="P8"/>
      <text:p text:style-name="P8">University of Bristol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report critically evaluates the AI methodologies utilized in the coursework, assessing their efficacy in addressing complex problem-solving scenarios. Moreover, it explores supplementary AI strategies aimed at bolstering decision-making and optimization in addressing complex real-world challenges.</text:p>
      <text:p text:style-name="P2"><text:span text:style-name="T2"/></text:p>
      <text:p text:style-name="P1"><text:span text:style-name="T4">Part 1</text:span><text:span text:style-name="T2"> <text:s text:c="152"/></text:span></text:p>
      <text:p text:style-name="P10"/>
      <text:p text:style-name="P10"/>
      <text:p text:style-name="P4">The A* search algorithm is implemented to solve the task of finding an optimal path while minimizing moves from the agent’s present position to a specified destination (either in type or location). It’s tailored to handle scenarios where the agent may lack sufficient energy to reach the intended endpoint. In such instances, the algorithm checks if the destination can be reached by visiting the closest charging stations along the way. This adaptive approach ensures effective navigation, considering both energy constraints and access to charging stations throughout the agent’s route.</text:p>
      <text:p text:style-name="P4"/>
      <text:p text:style-name="P4">Although the A* search algorithm may consume more memory compared to the initial Breadth-First Search (BFS) implementation, especially when it deals with large grids, the heuristic-driven strategy provides more efficient pathfinding in comparison to the BFS search algorithm for the location-specified task.</text:p>
      <text:p text:style-name="P4"/>
      <text:p text:style-name="P4">Considering Genetic Algorithms (GAs) excel in optimizing solutions in complex and dynamic environments, in a real-world scenario, integrating GA into A* could significantly improve the capabilities of the algorithm. Enhancing the A* search with GA can evolve and fine-tune the heuristic function based on various factors such as energy consumption, distance to charging stations, and potential obstacles. This will enable the agent to adapt path planning using the algorithm.</text:p>
      <text:p text:style-name="P4"/>
      <text:p text:style-name="P4">Giving an example, if the algorithm is used for medical robot navigation within a hospital, the robot will be able to efficiently plan routes utilizing an improved version of A* search with GA. The algorithm is going to consider real-time data inputs, influencing adaptive route planning. Heuristic function in path selection processes will be evolved considering factors like traffic patterns, possible obstacles, urgency, and other dynamic environmental factors in the hospital environment.</text:p>
      <text:p text:style-name="P11"><text:span text:style-name="T2"/></text:p>
      <text:p text:style-name="P12"><text:span text:style-name="T2">Part </text:span><text:span text:style-name="T3">2</text:span><text:span text:style-name="T2"> <text:s text:c="150"/></text:span></text:p>
      <text:p text:style-name="P6"/>
      <text:p text:style-name="P13">first implementation</text:p>
      <text:p text:style-name="P13">checking nearest oracle each time with bfs</text:p>
      <text:p text:style-name="P13">inefficient (missing heuristic function)</text:p>
      <text:p text:style-name="P13"/>
      <text:p text:style-name="P13">check all oracles and charging station location from beginning </text:p>
      <text:p text:style-name="P13">use a* search </text:p>
      <text:p text:style-name="P13"/>
      <text:p text:style-name="P13">check if agent can reach the nearest charging station<text:span text:style-name="T5">(determined by map distance)</text:span> after it visit the nearest oracle</text:p>
      <text:p text:style-name="P6"/>
      <text:p text:style-name="P6">I adopted a greedy strategy using BFS to find and move optimally to the nearest oracle, a method more efficient than sequentially searching oracles. While faster and less move-intensive, the approach was weak compared to otheres when reaching was needed as the charging station location were unknown. A more optimal, albeit complex solution that solves this issue might involve pre-scanning the grid for all oracles and station and solving a variant of the Travelling Salesman problem, considering energy constraints. The agent’s lack of foresight on travel distance necessiatated an energy hreshold which forces it to wander far from its goal under certain conditions, thus compromising both runtime and move toward optimisation for simplicity.</text:p>
      <text:p text:style-name="P6"/>
      <text:p text:style-name="P6"/>
      <text:p text:style-name="P5"/>
      <text:p text:style-name="P11"><text:span text:style-name="T2"/></text:p>
      <text:p text:style-name="P12"><text:span text:style-name="T2">Part </text:span><text:span text:style-name="T3">3</text:span><text:span text:style-name="T2"> <text:s text:c="151"/></text:span></text:p>
      <text:p text:style-name="P7"><text:s/></text:p>
      <text:p text:style-name="P7">prioritising simplicity, I devised a sequential agent movement strategy towards the goal. Initially, agents with available movement employ a Depth First Search algorithm to locate the exit, forging a path for others. Subsequently, the rest follow this path using the part 1 a* algorithm to locate the exit, forging a path for others. A theoretically better but more complex approach would involve the use of multiple agents to explore multiple paths at a time using DFS pre-exit discovery, and simultaneous movement of all agents along the optimal ptah post-exit discovery. However, I considered the trade-off between complexity and marginal runtime improvement unwarran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0:23:19.187255153</meta:creation-date>
    <meta:generator>LibreOffice/7.3.7.2$Linux_X86_64 LibreOffice_project/30$Build-2</meta:generator>
    <dc:date>2023-12-14T00:38:13.855503398</dc:date>
    <meta:editing-duration>PT26S</meta:editing-duration>
    <meta:editing-cycles>3</meta:editing-cycles>
    <meta:document-statistic meta:table-count="0" meta:image-count="0" meta:object-count="0" meta:page-count="4" meta:paragraph-count="21" meta:word-count="592" meta:character-count="4529" meta:non-whitespace-character-count="3497"/>
  </office:meta>
</office:document-meta>
</file>